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office:automatic-styles>
  <office:body>
    <office:text>
      <text:p text:style-name="Title">Import a model</text:p>
      <text:p text:style-name="Text_20_body">from_onnx</text:p>
      <text:p text:style-name="Text_20_body">nGraph APIs can be used to run inference on a model that has been <text:span text:style-name="T1">exported</text:span> from a Deep Learning framework. An export produces a file with a serialized model that can be loaded and passed to one of the nGraph backends.</text:p>
      <text:h text:style-name="Heading_20_1" text:outline-level="1">Importing a model from ONNX</text:h>
      <text:p text:style-name="First_20_paragraph">The most-widely supported export format available today is <text:a xlink:type="simple" xlink:href="http://onnx.ai" office:name=""><text:span text:style-name="Definition">ONNX</text:span></text:a>. Models that have been serialized to ONNX are easy to identify; they are usually named <text:span text:style-name="Source_Text">&lt;some_model&gt;.onnx</text:span> or <text:span text:style-name="Source_Text">&lt;some_model&gt;.onnx.pb</text:span>. These <text:a xlink:type="simple" xlink:href="https://github.com/onnx/tutorials" office:name=""><text:span text:style-name="Definition">tutorials from ONNX</text:span></text:a> describe how to turn trained models into an <text:span text:style-name="Source_Text">.onnx</text:span> export.</text:p>
      <text:p text:style-name="Text_20_body">Important</text:p>
      <text:p text:style-name="Text_20_body">If you landed on this page and you already have an <text:span text:style-name="Source_Text">.onnx</text:span> or an <text:span text:style-name="Source_Text">.onnx.pb</text:span> formatted file, you should be able to run the inference without needing to dig into anything from the "Frameworks" sections. You will, however, need to have completed the steps outlined in our ../../buildlb guide.</text:p>
      <text:p text:style-name="Text_20_body">To demonstrate functionality, we'll use an already-serialized CIFAR10 model trained via ResNet20. Remember that this model has already been trained and exported from a framework such as Caffe2, PyTorch or CNTK; we are simply going to build an nGraph representation of the model, execute it, and produce some outputs.</text:p>
      <text:h text:style-name="Heading_20_1" text:outline-level="1">Installing <text:span text:style-name="Source_Text">ngraph_onnx</text:span> with nGraph from scratch</text:h>
      <text:p text:style-name="First_20_paragraph">See the documentation on: <text:a xlink:type="simple" xlink:href="https://github.com/NervanaSystems/ngraph-onnx/blob/master/BUILDING.md" office:name=""><text:span text:style-name="Definition">building nGraph and nGraph-ONNX</text:span></text:a> for the latest instructions.</text:p>
      <text:h text:style-name="Heading_20_1" text:outline-level="1">Importing a serialized model</text:h>
      <text:p text:style-name="First_20_paragraph">After building and installing <text:span text:style-name="Source_Text">ngraph_onnx</text:span>, we can import a model that has been serialized by ONNX, interact locally with the model by running Python code, create and load objects, and run inference.</text:p>
      <text:p text:style-name="Text_20_body">This section assumes that you have your own ONNX model. With this example model from Microsoft*'s Deep Learning framework, <text:a xlink:type="simple" xlink:href="https://www.microsoft.com/en-us/cognitive-toolkit/features/model-gallery/" office:name=""><text:span text:style-name="Definition">CNTK</text:span></text:a>, we can outline the procedure to show how to run ResNet on model that has been trained on the CIFAR10 data set and serialized with ONNX.</text:p>
      <text:h text:style-name="Heading_20_2" text:outline-level="2">(Optional) Localize your export to the virtual environment</text:h>
      <text:p text:style-name="First_20_paragraph">For this example, let's say that our serialized file was output under our $HOME directory, say at <text:span text:style-name="Source_Text">~/onnx_conversions/trained_model.onnx</text:span>. To make loading this file easier, you can run the example below from your Venv in that directory. If you invoke your python interpreter in a different directory, you will need to specify the relative path to the location of the <text:span text:style-name="Source_Text">.onnx</text:span> file.</text:p>
      <text:p text:style-name="Text_20_body">Important</text:p>
      <text:p text:style-name="Text_20_body">If you invoke your Python interpreter in directory other than where you outputted your trained model, you will need to specify the <text:span text:style-name="T2">relative</text:span> path to the location of the <text:span text:style-name="Source_Text">.onnx</text:span> file.</text:p>
      <text:p text:style-name="P1">(onnx) $ cd ~/onnx_conversions </text:p>
      <text:p text:style-name="P2">(onnx) $ python3 </text:p>
      <text:h text:style-name="Heading_20_2" text:outline-level="2">Enable ONNX and load an ONNX file from disk</text:h>
      <text:p text:style-name="First_20_paragraph">../../../../examples/onnx/onnx_example.py</text:p>
      <text:h text:style-name="Heading_20_2" text:outline-level="2">Convert an ONNX model to an ngraph model</text:h>
      <text:p text:style-name="First_20_paragraph">../../../../examples/onnx/onnx_example.py</text:p>
      <text:p text:style-name="Text_20_body">The importer returns a list of ngraph models for every ONNX graph output:</text:p>
      <text:p text:style-name="P3">print(ng_models)</text:p>
      <text:p text:style-name="P4">[{</text:p>
      <text:p text:style-name="P5"><text:s text:c="4"/>'name': 'Plus5475_Output_0',</text:p>
      <text:p text:style-name="P6"><text:s text:c="4"/>'output': &lt;Add: 'Add_1972' ([1, 10])&gt;,</text:p>
      <text:p text:style-name="P7"><text:s text:c="4"/>'inputs': [&lt;Parameter: 'Parameter_1104' ([1, 3, 32, 32], float)&gt;]</text:p>
      <text:p text:style-name="P8"><text:s text:c="1"/>}]</text:p>
      <text:p text:style-name="First_20_paragraph">The <text:span text:style-name="Source_Text">output</text:span> field contains the ngraph node corrsponding to the output node in the imported ONNX computational graph. The <text:span text:style-name="Source_Text">inputs</text:span> list contains all input parameters for the computation which generates the output.</text:p>
      <text:h text:style-name="Heading_20_2" text:outline-level="2">Using ngraph_api, create a callable computation object</text:h>
      <text:p text:style-name="First_20_paragraph">../../../../examples/onnx/onnx_example.py</text:p>
      <text:h text:style-name="Heading_20_2" text:outline-level="2">Load or create an image</text:h>
      <text:p text:style-name="First_20_paragraph">../../../../examples/onnx/onnx_example.py</text:p>
      <text:h text:style-name="Heading_20_2" text:outline-level="2">Run ResNet inference on picture</text:h>
      <text:p text:style-name="First_20_paragraph">../../../../examples/onnx/onnx_example.py</text:p>
      <text:h text:style-name="Heading_20_1" text:outline-level="1">Put it all together</text:h>
      <text:p text:style-name="First_20_paragraph">../../../../examples/onnx/onnx_example.py</text:p>
      <text:p text:style-name="Text_20_body">Outputs will vary greatly, depending on your model; for demonstration purposes, the code will look something like:</text:p>
      <text:p text:style-name="P9">array([[ 1.312082 , -1.6729496, <text:s text:c="1"/>4.2079577, <text:s text:c="1"/>1.4012241, -3.5463796,</text:p>
      <text:p text:style-name="P10"><text:s text:c="6"/>2.3433776, <text:s text:c="1"/>1.7799224, -1.6155214, <text:s text:c="1"/>0.0777044, -4.2944093]],</text:p>
      <text:p text:style-name="P11"><text:s text:c="3"/>dtype=float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ort a model</dc:title>
  </office:meta>
</office:document-meta>
</file>